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office:version="1.1">
  <office:body>
    <office:text>
      <text:p>*UTF-8
* Frequency analysis of Age_Groups with value labels

</text:p>
      <text:p>GET FILE="C:\Users\BME594\Documents\Projects\Bogazici_Diabetes\data\04_Bogazici_diabetes_study_data_AgeGroups_Labels_ISO-8859-9.sav"</text:p>
      <text:p>FREQUENCIES
/VARIABLES= Age_Groups
/FORMAT=AVALUE TABLE
/STATISTICS=MODE MEDIAN
/PIECHART= NOMISSING
/BARCHART=.</text:p>
      <text:h text:outline-level="2">Statistics</text:h>
      <table:table table:name="TABLE-0">
        <table:table-column table:number-columns-repeated="3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Age Groups</text:p>
            </table:table-cell>
          </table:table-row>
        </table:table-header-rows>
        <table:table-row>
          <table:table-cell office:value-type="string" table:number-rows-spanned="2">
            <text:p text:style-name="Table_20_Heading">N</text:p>
          </table:table-cell>
          <table:table-cell office:value-type="string">
            <text:p text:style-name="Table_20_Heading">Valid</text:p>
          </table:table-cell>
          <table:table-cell office:value-type="string">
            <text:p text:style-name="Table_20_Contents">199</text:p>
          </table:table-cell>
        </table:table-row>
        <table:table-row>
          <table:covered-table-cell/>
          <table:table-cell office:value-type="string">
            <text:p text:style-name="Table_20_Heading">Missing</text:p>
          </table:table-cell>
          <table:table-cell office:value-type="string">
            <text:p text:style-name="Table_20_Contents">1</text:p>
          </table:table-cell>
        </table:table-row>
        <table:table-row>
          <table:table-cell office:value-type="string" table:number-columns-spanned="2">
            <text:p text:style-name="Table_20_Heading">Median</text:p>
          </table:table-cell>
          <table:covered-table-cell/>
          <table:table-cell office:value-type="string">
            <text:p text:style-name="Table_20_Contents">3.00</text:p>
          </table:table-cell>
        </table:table-row>
        <table:table-row>
          <table:table-cell office:value-type="string" table:number-columns-spanned="2">
            <text:p text:style-name="Table_20_Heading">Mode</text:p>
          </table:table-cell>
          <table:covered-table-cell/>
          <table:table-cell office:value-type="string">
            <text:p text:style-name="Table_20_Contents">50 - 59</text:p>
          </table:table-cell>
        </table:table-row>
      </table:table>
      <text:h text:outline-level="2">Age Groups</text:h>
      <table:table table:name="TABLE-1">
        <table:table-column table:number-columns-repeated="6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/>
            </table:table-cell>
            <table:table-cell office:value-type="string">
              <text:p text:style-name="Table_20_Heading">Frequency</text:p>
            </table:table-cell>
            <table:table-cell office:value-type="string">
              <text:p text:style-name="Table_20_Heading">Percent</text:p>
            </table:table-cell>
            <table:table-cell office:value-type="string">
              <text:p text:style-name="Table_20_Heading">Valid Percent</text:p>
            </table:table-cell>
            <table:table-cell office:value-type="string">
              <text:p text:style-name="Table_20_Heading">Cumulative Percent</text:p>
            </table:table-cell>
          </table:table-row>
        </table:table-header-rows>
        <table:table-row>
          <table:table-cell office:value-type="string" table:number-rows-spanned="5">
            <text:p text:style-name="Table_20_Heading">Valid</text:p>
          </table:table-cell>
          <table:table-cell office:value-type="string">
            <text:p text:style-name="Table_20_Heading">00 - 39</text:p>
          </table:table-cell>
          <table:table-cell office:value-type="string">
            <text:p text:style-name="Table_20_Contents">19</text:p>
          </table:table-cell>
          <table:table-cell office:value-type="string">
            <text:p text:style-name="Table_20_Contents">9.5%</text:p>
          </table:table-cell>
          <table:table-cell office:value-type="string">
            <text:p text:style-name="Table_20_Contents">9.5%</text:p>
          </table:table-cell>
          <table:table-cell office:value-type="string">
            <text:p text:style-name="Table_20_Contents">9.5%</text:p>
          </table:table-cell>
        </table:table-row>
        <table:table-row>
          <table:covered-table-cell/>
          <table:table-cell office:value-type="string">
            <text:p text:style-name="Table_20_Heading">40 - 49</text:p>
          </table:table-cell>
          <table:table-cell office:value-type="string">
            <text:p text:style-name="Table_20_Contents">51</text:p>
          </table:table-cell>
          <table:table-cell office:value-type="string">
            <text:p text:style-name="Table_20_Contents">25.5%</text:p>
          </table:table-cell>
          <table:table-cell office:value-type="string">
            <text:p text:style-name="Table_20_Contents">25.6%</text:p>
          </table:table-cell>
          <table:table-cell office:value-type="string">
            <text:p text:style-name="Table_20_Contents">35.2%</text:p>
          </table:table-cell>
        </table:table-row>
        <table:table-row>
          <table:covered-table-cell/>
          <table:table-cell office:value-type="string">
            <text:p text:style-name="Table_20_Heading">50 - 59</text:p>
          </table:table-cell>
          <table:table-cell office:value-type="string">
            <text:p text:style-name="Table_20_Contents">58</text:p>
          </table:table-cell>
          <table:table-cell office:value-type="string">
            <text:p text:style-name="Table_20_Contents">29.0%</text:p>
          </table:table-cell>
          <table:table-cell office:value-type="string">
            <text:p text:style-name="Table_20_Contents">29.1%</text:p>
          </table:table-cell>
          <table:table-cell office:value-type="string">
            <text:p text:style-name="Table_20_Contents">64.3%</text:p>
          </table:table-cell>
        </table:table-row>
        <table:table-row>
          <table:covered-table-cell/>
          <table:table-cell office:value-type="string">
            <text:p text:style-name="Table_20_Heading">60 - 69</text:p>
          </table:table-cell>
          <table:table-cell office:value-type="string">
            <text:p text:style-name="Table_20_Contents">49</text:p>
          </table:table-cell>
          <table:table-cell office:value-type="string">
            <text:p text:style-name="Table_20_Contents">24.5%</text:p>
          </table:table-cell>
          <table:table-cell office:value-type="string">
            <text:p text:style-name="Table_20_Contents">24.6%</text:p>
          </table:table-cell>
          <table:table-cell office:value-type="string">
            <text:p text:style-name="Table_20_Contents">88.9%</text:p>
          </table:table-cell>
        </table:table-row>
        <table:table-row>
          <table:covered-table-cell/>
          <table:table-cell office:value-type="string">
            <text:p text:style-name="Table_20_Heading">70 +</text:p>
          </table:table-cell>
          <table:table-cell office:value-type="string">
            <text:p text:style-name="Table_20_Contents">22</text:p>
          </table:table-cell>
          <table:table-cell office:value-type="string">
            <text:p text:style-name="Table_20_Contents">11.0%</text:p>
          </table:table-cell>
          <table:table-cell office:value-type="string">
            <text:p text:style-name="Table_20_Contents">11.1%</text:p>
          </table:table-cell>
          <table:table-cell office:value-type="string">
            <text:p text:style-name="Table_20_Contents">100.0%</text:p>
          </table:table-cell>
        </table:table-row>
        <table:table-row>
          <table:table-cell office:value-type="string">
            <text:p text:style-name="Table_20_Heading">Missing</text:p>
          </table:table-cell>
          <table:table-cell office:value-type="string">
            <text:p text:style-name="Table_20_Heading">.</text:p>
          </table:table-cell>
          <table:table-cell office:value-type="string">
            <text:p text:style-name="Table_20_Contents">1</text:p>
          </table:table-cell>
          <table:table-cell office:value-type="string">
            <text:p text:style-name="Table_20_Contents">.5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 table:number-columns-spanned="2">
            <text:p text:style-name="Table_20_Heading">Total</text:p>
          </table:table-cell>
          <table:covered-table-cell/>
          <table:table-cell office:value-type="string">
            <text:p text:style-name="Table_20_Contents">200</text:p>
          </table:table-cell>
          <table:table-cell office:value-type="string">
            <text:p text:style-name="Table_20_Contents">100.0%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1">
  <office:styles>
    <style:style style:name="Standard" style:family="paragraph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text-properties fo:font-weight="bold" style:font-weight-asian="bold" style:font-weight-complex="bold"/>
    </style:style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office:version="1.1">
  <office:meta>
    <meta:generator>GNU pspp 1.4.1-g79ad47</meta:generator>
    <meta:creation-date>2022-05-15T16:23:02</meta:creation-date>
    <dc:date>2022-05-15T16:23:02</dc:date>
  </office:meta>
</office:document-meta>
</file>